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Trebuchet MS" fo:font-size="10pt" officeooo:rsid="001544a4" officeooo:paragraph-rsid="001544a4" style:font-size-asian="8.75pt" style:font-size-complex="10pt"/>
    </style:style>
    <style:style style:name="P2" style:family="paragraph" style:parent-style-name="Text_20_body">
      <style:text-properties style:font-name="Trebuchet MS" fo:font-size="10pt" officeooo:paragraph-rsid="001544a4" style:font-size-asian="8.75pt" style:font-size-complex="10pt"/>
    </style:style>
    <style:style style:name="P3" style:family="paragraph" style:parent-style-name="Text_20_body">
      <style:text-properties style:font-name="Trebuchet MS" fo:font-size="10pt" officeooo:rsid="001544a4" officeooo:paragraph-rsid="001544a4" style:font-size-asian="8.75pt" style:font-size-complex="10pt"/>
    </style:style>
    <style:style style:name="P4" style:family="paragraph" style:parent-style-name="Standard">
      <style:text-properties style:font-name="Trebuchet MS" fo:font-size="14pt" officeooo:rsid="001544a4" officeooo:paragraph-rsid="001544a4" style:font-size-asian="12.25pt" style:font-size-complex="14pt"/>
    </style:style>
    <style:style style:name="P5" style:family="paragraph" style:parent-style-name="Standard">
      <style:paragraph-properties>
        <style:tab-stops>
          <style:tab-stop style:position="1.244cm"/>
        </style:tab-stops>
      </style:paragraph-properties>
      <style:text-properties style:font-name="Trebuchet MS" fo:font-size="14pt" officeooo:rsid="001544a4" officeooo:paragraph-rsid="001544a4" style:font-size-asian="12.25pt" style:font-size-complex="14pt"/>
    </style:style>
    <style:style style:name="P6" style:family="paragraph" style:parent-style-name="Standard" style:list-style-name="L1">
      <style:text-properties style:font-name="Trebuchet MS" fo:font-size="14pt" officeooo:rsid="001544a4" officeooo:paragraph-rsid="001544a4" style:font-size-asian="12.25pt" style:font-size-complex="14pt"/>
    </style:style>
    <style:style style:name="P7" style:family="paragraph" style:parent-style-name="Standard" style:list-style-name="L1">
      <style:text-properties style:font-name="Trebuchet MS" fo:font-size="14pt" officeooo:rsid="001544a4" officeooo:paragraph-rsid="0020931b" style:font-size-asian="12.25pt" style:font-size-complex="14pt"/>
    </style:style>
    <style:style style:name="P8" style:family="paragraph" style:parent-style-name="Standard" style:list-style-name="L1">
      <style:text-properties style:font-name="Trebuchet MS" fo:font-size="14pt" officeooo:rsid="001544a4" officeooo:paragraph-rsid="0020c7a1" style:font-size-asian="12.25pt" style:font-size-complex="14pt"/>
    </style:style>
    <style:style style:name="P9" style:family="paragraph" style:parent-style-name="Standard" style:list-style-name="L1">
      <style:text-properties style:font-name="Trebuchet MS" fo:font-size="14pt" officeooo:rsid="001544a4" officeooo:paragraph-rsid="0022aa6e" style:font-size-asian="12.25pt" style:font-size-complex="14pt"/>
    </style:style>
    <style:style style:name="P10" style:family="paragraph" style:parent-style-name="Standard" style:list-style-name="L1">
      <style:paragraph-properties>
        <style:tab-stops>
          <style:tab-stop style:position="1.244cm"/>
        </style:tab-stops>
      </style:paragraph-properties>
      <style:text-properties style:font-name="Trebuchet MS" fo:font-size="14pt" officeooo:rsid="001544a4" officeooo:paragraph-rsid="001544a4" style:font-size-asian="12.25pt" style:font-size-complex="14pt"/>
    </style:style>
    <style:style style:name="P11" style:family="paragraph" style:parent-style-name="Standard" style:list-style-name="L1">
      <style:text-properties style:font-name="Trebuchet MS" fo:font-size="14pt" officeooo:paragraph-rsid="001544a4" style:font-size-asian="12.25pt" style:font-size-complex="14pt"/>
    </style:style>
    <style:style style:name="P12" style:family="paragraph" style:parent-style-name="Standard" style:list-style-name="L1">
      <style:paragraph-properties>
        <style:tab-stops>
          <style:tab-stop style:position="1.244cm"/>
        </style:tab-stops>
      </style:paragraph-properties>
      <style:text-properties style:font-name="Trebuchet MS" fo:font-size="14pt" officeooo:rsid="001e7f5f" officeooo:paragraph-rsid="001e7f5f" style:font-size-asian="12.25pt" style:font-size-complex="14pt"/>
    </style:style>
    <style:style style:name="T1" style:family="text">
      <style:text-properties officeooo:rsid="001544a4"/>
    </style:style>
    <style:style style:name="T2" style:family="text">
      <style:text-properties officeooo:rsid="0018bfe6"/>
    </style:style>
    <style:style style:name="T3" style:family="text">
      <style:text-properties officeooo:rsid="001b13ad"/>
    </style:style>
    <style:style style:name="T4" style:family="text">
      <style:text-properties officeooo:rsid="001e3c74"/>
    </style:style>
    <style:style style:name="T5" style:family="text">
      <style:text-properties officeooo:rsid="001e7f5f"/>
    </style:style>
    <style:style style:name="T6" style:family="text">
      <style:text-properties officeooo:rsid="0020931b"/>
    </style:style>
    <style:style style:name="T7" style:family="text">
      <style:text-properties officeooo:rsid="0020c7a1"/>
    </style:style>
    <style:style style:name="T8" style:family="text">
      <style:text-properties officeooo:rsid="0022aa6e"/>
    </style:style>
    <style:style style:name="T9" style:family="text">
      <style:text-properties style:text-position="super 58%" officeooo:rsid="0022aa6e"/>
    </style:style>
    <style:style style:name="T10" style:family="text">
      <style:text-properties officeooo:rsid="0023a2c6"/>
    </style:style>
    <style:style style:name="T11" style:family="text">
      <style:text-properties officeooo:rsid="002503b5"/>
    </style:style>
    <style:style style:name="T12" style:family="text">
      <style:text-properties officeooo:rsid="0026be70"/>
    </style:style>
    <style:style style:name="T13" style:family="text">
      <style:text-properties officeooo:rsid="0027e510"/>
    </style:style>
    <style:style style:name="T14" style:family="text">
      <style:text-properties officeooo:rsid="002949ab"/>
    </style:style>
    <style:style style:name="T15" style:family="text">
      <style:text-properties officeooo:rsid="002a334a"/>
    </style:style>
    <style:style style:name="T16" style:family="text">
      <style:text-properties officeooo:rsid="002a73ed"/>
    </style:style>
    <style:style style:name="T17" style:family="text">
      <style:text-properties officeooo:rsid="002aa721"/>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isión</text:p>
      <text:list xml:id="list32213657" text:style-name="L1">
        <text:list-item>
          <text:p text:style-name="P7">Objetivos: <text:span text:style-name="T6">explorar cuestiones acerca de corredores virtuales.</text:span></text:p>
          <text:list>
            <text:list-item>
              <text:p text:style-name="P7"><text:span text:style-name="T6">¿Bajo qué condiciones </text:span><text:span text:style-name="T11">de interacción entre el</text:span><text:span text:style-name="T6"> comportamiento </text:span><text:span text:style-name="T11">de</text:span><text:span text:style-name="T6"> mariposas que suben una colina y </text:span><text:span text:style-name="T11">la</text:span><text:span text:style-name="T6"> topografía </text:span><text:span text:style-name="T11">del paisaje</text:span><text:span text:style-name="T6"> emergen “corredores virtuales” o pasadizos angostos con muchas mariposas en tránsito?</text:span></text:p>
            </text:list-item>
            <text:list-item>
              <text:p text:style-name="P8"><text:span text:style-name="T6">¿Cómo </text:span><text:span text:style-name="T7">se ven </text:span><text:span text:style-name="T6">afecta</text:span><text:span text:style-name="T7">dos <text:s/>los “corredores virtuales” que emergen <text:s/>ante</text:span><text:span text:style-name="T6"> la variabilidad </text:span><text:span text:style-name="T7">de</text:span><text:span text:style-name="T6"> </text:span><text:span text:style-name="T7">la tendencia de las mariposas de subir una colina?</text:span></text:p>
            </text:list-item>
          </text:list>
        </text:list-item>
        <text:list-item>
          <text:p text:style-name="P6">Entidades, variables de estado y escalas:</text:p>
          <text:list>
            <text:list-item>
              <text:p text:style-name="P9"><text:span text:style-name="T8">Mariposas: se caracterizan solamente por su posición en el paisaje de parcelas.</text:span></text:p>
            </text:list-item>
            <text:list-item>
              <text:p text:style-name="P9"><text:span text:style-name="T8">Parcelas: forman un paisaje de 150x150, cada parcela tiene un valor de elevación como variable de estado.</text:span></text:p>
            </text:list-item>
            <text:list-item>
              <text:p text:style-name="P9"><text:span text:style-name="T8">Escalas: </text:span></text:p>
              <text:list>
                <text:list-item>
                  <text:p text:style-name="P9"><text:span text:style-name="T8">Cuando se usan datos de un paisaje real, cada parcela corresponde con un cuadrado de 25 m</text:span><text:span text:style-name="T9">2</text:span><text:span text:style-name="T8">.</text:span></text:p>
                </text:list-item>
                <text:list-item>
                  <text:p text:style-name="P9"><text:span text:style-name="T8">Cada simulación dura 1000 tics, cada tic corresponde aproximadamente con el tiempo que dura una mariposa en moverse de 25 a 35 metros (o sea la distancia aproximada entre el centro de dos parcelas).</text:span></text:p>
                </text:list-item>
              </text:list>
            </text:list-item>
          </text:list>
        </text:list-item>
        <text:list-item>
          <text:p text:style-name="P6">Visión del proceso y programación:</text:p>
          <text:list>
            <text:list-item>
              <text:p text:style-name="P9"><text:span text:style-name="T8">Sólo hay un </text:span><text:span text:style-name="T10">proceso y es el movimiento de las mariposas. En cada tic de la simulación, las mariposas se mueven una vez. El orden en que las mariposas se mueven no es relevante porque no hay interacciones entre las mariposas.</text:span></text:p>
            </text:list-item>
          </text:list>
        </text:list-item>
      </text:list>
      <text:p text:style-name="P4"/>
      <text:p text:style-name="P4">Conceptos de<text:span text:style-name="T4">l</text:span> diseño</text:p>
      <text:list xml:id="list33477425" text:continue-numbering="true" text:style-name="L1">
        <text:list-item>
          <text:p text:style-name="P11"><text:span text:style-name="T5">Propiedade</text:span><text:span text:style-name="T3">s del modelo</text:span><text:span text:style-name="T1">:</text:span></text:p>
          <text:list>
            <text:list-item>
              <text:p text:style-name="P6"><text:span text:style-name="T5">B</text:span>ásic<text:span text:style-name="T5">a</text:span>s: <text:span text:style-name="T11">la principal propiedad del comportamiento de las mariposas que el modelo trata es el de la formación de “corredores virtuales” o pasadizos más o menos angostos usados por las mariposas cuando no hay ningún beneficio particular en usarlos.</text:span></text:p>
            </text:list-item>
          </text:list>
        </text:list-item>
      </text:list>
      <text:p text:style-name="P4"/>
      <text:list xml:id="list33463895" text:continue-numbering="true" text:style-name="L1">
        <text:list-item>
          <text:list>
            <text:list-item>
              <text:p text:style-name="P11"><text:span text:style-name="T5">E</text:span><text:span text:style-name="T2">mergentes</text:span><text:span text:style-name="T1">: </text:span><text:span text:style-name="T12">se considera que los “corredores virtuales” emergen del comportamiento adaptativo de las mariposas y del paisaje en que éstas se mueven.</text:span></text:p>
            </text:list-item>
          </text:list>
        </text:list-item>
      </text:list>
      <text:p text:style-name="P4"/>
      <text:list xml:id="list33472485" text:continue-numbering="true" text:style-name="L1">
        <text:list-item>
          <text:list>
            <text:list-item>
              <text:p text:style-name="P6">Adaptabilidad: <text:span text:style-name="T13">el comportamiento adaptativo es modelado a </text:span><text:soft-page-break/><text:span text:style-name="T13">través de una simple regla que reproduce el comportamiento observado en las mariposas: el movimiento hacia arriba en la colina. Se supone que las mariposas se mueven hacia arriba para aparearse (aspecto que no se incluye en el modelo). Debido a que se asume el comportamiento de las mariposas (hacia arriba en la colina) se descartan los conceptos de “meta” y “predictibilidad”, tampoco hay “aprendizaje” en el modelo.</text:span></text:p>
            </text:list-item>
          </text:list>
        </text:list-item>
      </text:list>
      <text:p text:style-name="P4"/>
      <text:list xml:id="list33493118" text:continue-numbering="true" text:style-name="L1">
        <text:list-item>
          <text:list>
            <text:list-item>
              <text:p text:style-name="P11"><text:span text:style-name="T3">Metas</text:span><text:span text:style-name="T1">:</text:span></text:p>
            </text:list-item>
          </text:list>
        </text:list-item>
      </text:list>
      <text:p text:style-name="P4"/>
      <text:list xml:id="list33490011" text:continue-numbering="true" text:style-name="L1">
        <text:list-item>
          <text:list>
            <text:list-item>
              <text:p text:style-name="P6">Aprendizaje:</text:p>
            </text:list-item>
          </text:list>
        </text:list-item>
      </text:list>
      <text:p text:style-name="P4"/>
      <text:list xml:id="list33466235" text:continue-numbering="true" text:style-name="L1">
        <text:list-item>
          <text:list>
            <text:list-item>
              <text:p text:style-name="P6">Predictibilidad:</text:p>
            </text:list-item>
          </text:list>
        </text:list-item>
      </text:list>
      <text:p text:style-name="P4"/>
      <text:list xml:id="list33485539" text:continue-numbering="true" text:style-name="L1">
        <text:list-item>
          <text:list>
            <text:list-item>
              <text:p text:style-name="P6">Sensibilidad: <text:span text:style-name="T14">se supone que las mariposas son capaces de determinar cuál de las parcelas a su alrededor tiene la mayor elevación, pero también que no pueden acceder información acerca de la elevación en parcelas que están más allá de su entorno inmediato.</text:span></text:p>
            </text:list-item>
          </text:list>
        </text:list-item>
      </text:list>
      <text:p text:style-name="P4"/>
      <text:list xml:id="list33464192" text:continue-numbering="true" text:style-name="L1">
        <text:list-item>
          <text:list>
            <text:list-item>
              <text:p text:style-name="P6">Interacciones: <text:span text:style-name="T14">Se supone que las mariposas no interactúan. Aunque en otros estudios los autores encontraron que sí lo hacen, lo descartaron como una característica relevante para este modelo de los “corredores virtuales”.</text:span></text:p>
            </text:list-item>
          </text:list>
        </text:list-item>
      </text:list>
      <text:p text:style-name="P4"/>
      <text:list xml:id="list33465759" text:continue-numbering="true" text:style-name="L1">
        <text:list-item>
          <text:list>
            <text:list-item>
              <text:p text:style-name="P6">Estocasticidad: <text:span text:style-name="T15">se usa para representar dos fuentes de variabilidad en el movimiento que es muy complejo para ser modelado mecánicamente. Las mariposas no siempre se mueven hacia arriba en la colina, probablemente debido a: 1) limitaciones en la habilidad de las mariposas para detectar el área más elevada en su entorno y 2) otros factores además de la mera topografía (por ejemplo flores que tienden a explorar durante su viaje). Esta variabilidad se modela mediante un movimiento al azar usando un parámetro q (0 &lt; q &lt; 1) que representa la probabilidad de que la mariposa se mueva hacia arriba en la colina (1 – q representaría la posibilidad de que se mueva en otra dirección).</text:span></text:p>
            </text:list-item>
          </text:list>
        </text:list-item>
      </text:list>
      <text:p text:style-name="P4"/>
      <text:list xml:id="list33490447" text:continue-numbering="true" text:style-name="L1">
        <text:list-item>
          <text:list>
            <text:list-item>
              <text:p text:style-name="P10">Colectividades:</text:p>
            </text:list-item>
          </text:list>
        </text:list-item>
      </text:list>
      <text:p text:style-name="P5"/>
      <text:list xml:id="list33491013" text:continue-numbering="true" text:style-name="L1">
        <text:list-item>
          <text:list>
            <text:list-item>
              <text:p text:style-name="P12"><text:soft-page-break/>Salidas: <text:span text:style-name="T15">la principal medida es la “amplitud de corredor” que determina el ancho del pasadizo seguido por una mariposa desde su punto de salida hasta que llegó a la cúspide de la colina.</text:span></text:p>
            </text:list-item>
          </text:list>
        </text:list-item>
      </text:list>
      <text:p text:style-name="P4"/>
      <text:p text:style-name="P4">Detalles</text:p>
      <text:list xml:id="list33481538" text:continue-numbering="true" text:style-name="L1">
        <text:list-item>
          <text:p text:style-name="P6">Inicialización: <text:span text:style-name="T16">el paisaje o topografía es inicializado al comienzo de la simulación y se hace en dos variantes: 1) una topografía artificial muy simple y 2) una topografía basada en un sitio real, que se importa de un archivo que contiene la elevación de cada parcela. Al comienzo se crean 500 mariposas y se ubican en una misma parcela inicial o en una región pequeña del paisaje.</text:span></text:p>
        </text:list-item>
      </text:list>
      <text:p text:style-name="P4"/>
      <text:list xml:id="list33491163" text:continue-numbering="true" text:style-name="L1">
        <text:list-item>
          <text:p text:style-name="P6">Datos de entrada:</text:p>
        </text:list-item>
      </text:list>
      <text:p text:style-name="P4"/>
      <text:list xml:id="list33464852" text:continue-numbering="true" text:style-name="L1">
        <text:list-item>
          <text:p text:style-name="P6">Submodelos: <text:span text:style-name="T17">el movimiento de cada mariposa se basa en el parámetro q. <text:s/>Se obtiene un número entre cero y uno al azar, con base en una distribución uniforme. Si dicho número es menor que q la mariposa escogerá la parcela más alta de las ocho en su entorno inmediato. Si hubiese dos o más con la misma elevación mayor, entonces se escoge alguna al azar entre las que tienen la mayor elevación. Si el valor es mayor o igual a q, la mariposa se traslada a cualquier parcela al azar.</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Trebuchet MS" fo:font-size="10pt" officeooo:rsid="001544a4" officeooo:paragraph-rsid="001544a4" style:font-size-asian="8.75pt" style:font-size-complex="10pt"/>
    </style:style>
    <style:style style:name="MP2" style:family="paragraph" style:parent-style-name="Text_20_body">
      <style:text-properties style:font-name="Trebuchet MS" fo:font-size="10pt" officeooo:paragraph-rsid="001544a4" style:font-size-asian="8.75pt" style:font-size-complex="10pt"/>
    </style:style>
    <style:style style:name="MP3" style:family="paragraph" style:parent-style-name="Text_20_body">
      <style:text-properties style:font-name="Trebuchet MS" fo:font-size="10pt" officeooo:rsid="001544a4" officeooo:paragraph-rsid="001544a4" style:font-size-asian="8.75pt" style:font-size-complex="10pt"/>
    </style:style>
    <style:style style:name="MT1" style:family="text">
      <style:text-properties officeooo:rsid="001544a4"/>
    </style:style>
    <style:page-layout style:name="Mpm1">
      <style:page-layout-properties fo:page-width="21.59cm" fo:page-height="27.94cm" style:num-format="1" style:print-orientation="portrait" fo:margin-top="0.8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593cm" fo:margin-left="0cm" fo:margin-right="0cm" fo:margin-bottom="0.499cm"/>
      </style:header-style>
      <style:footer-style/>
    </style:page-layout>
  </office:automatic-styles>
  <office:master-styles>
    <style:master-page style:name="Standard" style:page-layout-name="Mpm1">
      <style:header>
        <text:p text:style-name="MP1">Especificación de modelo basado en agentes</text:p>
        <text:p text:style-name="MP2"><text:span text:style-name="MT1">Nombre:<text:tab/><text:tab/><text:tab/><text:tab/><text:tab/><text:tab/><text:tab/><text:tab/><text:tab/><text:tab/><text:tab/><text:tab/> <text:s text:c="9"/></text:span><text:span text:style-name="MT1"><text:page-number text:select-page="current">3</text:page-number></text:span></text:p>
        <text:p text:style-name="MP3">Autor(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2T12:08:01.73</meta:creation-date>
    <meta:editing-duration>PT1H8M21S</meta:editing-duration>
    <meta:editing-cycles>11</meta:editing-cycles>
    <meta:generator>LibreOffice/3.6$Windows_x86 LibreOffice_project/58f22d5-270d05a-e2abed1-ea17a85-9b5702</meta:generator>
    <meta:initial-creator>Alan Calderón Castro</meta:initial-creator>
    <dc:date>2012-12-22T13:34:04.11</dc:date>
    <dc:creator>Alan Calderón Castro</dc:creator>
    <meta:document-statistic meta:table-count="0" meta:image-count="0" meta:object-count="0" meta:page-count="3" meta:paragraph-count="32" meta:word-count="758" meta:character-count="4590" meta:non-whitespace-character-count="3813"/>
  </office:meta>
</office:document-meta>
</file>